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8f21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7103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c806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 – 2ex+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 – 1 to 2ex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 – 20c to 1ex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 – 10c to 2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5 – 2c to 1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  <table:table-cell table:style-name="ce6" office:value-type="string">
            <text:p>uniqu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6 –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7 – under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fated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</text:p>
          </table:table-cell>
          <table:table-cell table:number-columns-repeated="3"/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 – 2ex+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 – 1ex to 2ex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 – 20c to 1ex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 - <text:s/>10c to 2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5 – 2c to 10c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6 –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7 – under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5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6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7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8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9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3 white linked sockets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20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2 white linked socket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1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1 white socket</text:p>
          </table:table-cell>
          <table:table-cell table:number-columns-repeated="3"/>
          <table:table-cell table:style-name="ce21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3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4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25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3"/>
          <table:table-cell table:style-name="ce27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8" office:value-type="string">
            <text:p>chrom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8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8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0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1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2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3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3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4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35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3"/>
          <table:table-cell table:style-name="ce36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3"/>
          <table:table-cell table:style-name="ce37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3"/>
          <table:table-cell table:style-name="ce37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38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39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7/30/2016</text:date>, <text:time>18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4M50S</meta:editing-duration>
    <meta:editing-cycles>96</meta:editing-cycles>
    <meta:generator>OpenOffice/4.1.2$Win32 OpenOffice.org_project/412m3$Build-9782</meta:generator>
    <dc:date>2016-07-30T18:13:04.82</dc:date>
    <dc:creator>richard miller</dc:creator>
    <meta:document-statistic meta:table-count="3" meta:cell-count="390" meta:object-count="0"/>
    <meta:user-defined meta:name="Info 1"/>
    <meta:user-defined meta:name="Info 2"/>
    <meta:user-defined meta:name="Info 3"/>
    <meta:user-defined meta:name="Info 4"/>
  </office:meta>
</office:document-meta>
</file>